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80808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6a9955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d7ba7d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fo:color="#4fc1ff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2">  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2">    <text:span text:style-name="T5">&lt;</text:span><text:span text:style-name="T6">meta</text:span><text:span text:style-name="T7"> </text:span><text:span text:style-name="T8">name</text:span><text:span text:style-name="T7">=</text:span><text:span text:style-name="T9">"viewport"</text:span><text:span text:style-name="T7"> </text:span><text:span text:style-name="T8">content</text:span><text:span text:style-name="T7">=</text:span><text:span text:style-name="T9">"width=device-width, initial-scale=1.0"</text:span><text:span text:style-name="T5">&gt;</text:span></text:p>
      <text:p text:style-name="P2">    <text:span text:style-name="T5">&lt;</text:span><text:span text:style-name="T6">title</text:span><text:span text:style-name="T5">&gt;</text:span><text:span text:style-name="T7">Login - SupplyChain AI</text:span><text:span text:style-name="T5">&lt;/</text:span><text:span text:style-name="T6">title</text:span><text:span text:style-name="T5">&gt;</text:span></text:p>
      <text:p text:style-name="P2">    <text:span text:style-name="T10">&lt;!-- Tailwind CSS via CDN for modern styling --&gt;</text:span></text:p>
      <text:p text:style-name="P2">    <text:span text:style-name="T5">&lt;</text:span><text:span text:style-name="T6">script</text:span><text:span text:style-name="T11"> </text:span><text:span text:style-name="T8">src</text:span><text:span text:style-name="T11">=</text:span><text:span text:style-name="T9">"https://cdn.tailwindcss.com"</text:span><text:span text:style-name="T5">&gt;&lt;/</text:span><text:span text:style-name="T6">script</text:span><text:span text:style-name="T5">&gt;</text:span></text:p>
      <text:p text:style-name="P2">    <text:span text:style-name="T10">&lt;!-- Google Fonts - Inter for modern SaaS look --&gt;</text:span></text:p>
      <text:p text:style-name="P2">    <text:span text:style-name="T5">&lt;</text:span><text:span text:style-name="T6">link</text:span><text:span text:style-name="T7"> </text:span><text:span text:style-name="T8">href</text:span><text:span text:style-name="T7">=</text:span><text:span text:style-name="T9">"https://fonts.googleapis.com/css2?family=Inter:wght@300;400;500;600;700&amp;display=swap"</text:span><text:span text:style-name="T7"> </text:span><text:span text:style-name="T8">rel</text:span><text:span text:style-name="T7">=</text:span><text:span text:style-name="T9">"stylesheet"</text:span><text:span text:style-name="T5">&gt;</text:span></text:p>
      <text:p text:style-name="P2">    <text:span text:style-name="T10">&lt;!-- Google Icons for icons --&gt;</text:span></text:p>
      <text:p text:style-name="P2">    <text:span text:style-name="T5">&lt;</text:span><text:span text:style-name="T6">link</text:span><text:span text:style-name="T7"> </text:span><text:span text:style-name="T8">rel</text:span><text:span text:style-name="T7">=</text:span><text:span text:style-name="T9">"stylesheet"</text:span><text:span text:style-name="T7"> </text:span><text:span text:style-name="T8">href</text:span><text:span text:style-name="T7">=</text:span><text:span text:style-name="T9">"https://fonts.googleapis.com/icon?family=Material+Icons+Outlined"</text:span><text:span text:style-name="T5">&gt;</text:span></text:p>
      <text:p text:style-name="P2">    </text:p>
      <text:p text:style-name="P2">    <text:span text:style-name="T5">&lt;</text:span><text:span text:style-name="T6">style</text:span><text:span text:style-name="T5">&gt;</text:span></text:p>
      <text:p text:style-name="P2"><text:span text:style-name="T12">        </text:span><text:span text:style-name="T10">/* Custom CSS for additional styling */</text:span></text:p>
      <text:p text:style-name="P2"><text:span text:style-name="T12">        </text:span><text:span text:style-name="T6">*</text:span><text:span text:style-name="T11"> {</text:span></text:p>
      <text:p text:style-name="P2"><text:span text:style-name="T12">            </text:span><text:span text:style-name="T8">font-family</text:span><text:span text:style-name="T11">: </text:span><text:span text:style-name="T9">'Inter'</text:span><text:span text:style-name="T11">, </text:span><text:span text:style-name="T9">sans-serif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Background gradient animation */</text:span></text:p>
      <text:p text:style-name="P2"><text:span text:style-name="T12">        </text:span><text:span text:style-name="T13">.bg-gradient-animate</text:span><text:span text:style-name="T11"> {</text:span></text:p>
      <text:p text:style-name="P2"><text:span text:style-name="T12">            </text:span><text:span text:style-name="T8">background</text:span><text:span text:style-name="T11">: </text:span><text:span text:style-name="T14">linear-gradient</text:span><text:span text:style-name="T11">(</text:span><text:span text:style-name="T15">135deg</text:span><text:span text:style-name="T11">, </text:span><text:span text:style-name="T9">#f5f7fa</text:span><text:span text:style-name="T11"> </text:span><text:span text:style-name="T15">0%</text:span><text:span text:style-name="T11">, </text:span><text:span text:style-name="T9">#e4e8ec</text:span><text:span text:style-name="T11"> </text:span><text:span text:style-name="T15">50%</text:span><text:span text:style-name="T11">, </text:span><text:span text:style-name="T9">#f0f4f8</text:span><text:span text:style-name="T11"> </text:span><text:span text:style-name="T15">100%</text:span><text:span text:style-name="T11">);</text:span></text:p>
      <text:p text:style-name="P2"><text:span text:style-name="T12">            </text:span><text:span text:style-name="T8">animation</text:span><text:span text:style-name="T11">: gradientShift </text:span><text:span text:style-name="T15">15s</text:span><text:span text:style-name="T11"> </text:span><text:span text:style-name="T9">ease</text:span><text:span text:style-name="T11"> </text:span><text:span text:style-name="T9">infinite</text:span><text:span text:style-name="T11">;</text:span></text:p>
      <text:p text:style-name="P2"><text:span text:style-name="T12">            </text:span><text:span text:style-name="T8">background-size</text:span><text:span text:style-name="T11">: </text:span><text:span text:style-name="T15">200%</text:span><text:span text:style-name="T11"> </text:span><text:span text:style-name="T15">200%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6">@keyframes</text:span><text:span text:style-name="T11"> </text:span><text:span text:style-name="T8">gradientShift</text:span><text:span text:style-name="T11"> {</text:span></text:p>
      <text:p text:style-name="P2"><text:span text:style-name="T12">            </text:span><text:span text:style-name="T11">0% { </text:span><text:span text:style-name="T8">background-position</text:span><text:span text:style-name="T11">: </text:span><text:span text:style-name="T15">0%</text:span><text:span text:style-name="T11"> </text:span><text:span text:style-name="T15">50%</text:span><text:span text:style-name="T11">; }</text:span></text:p>
      <text:p text:style-name="P2"><text:span text:style-name="T12">            </text:span><text:span text:style-name="T11">50% { </text:span><text:span text:style-name="T8">background-position</text:span><text:span text:style-name="T11">: </text:span><text:span text:style-name="T15">100%</text:span><text:span text:style-name="T11"> </text:span><text:span text:style-name="T15">50%</text:span><text:span text:style-name="T11">; }</text:span></text:p>
      <text:p text:style-name="P2"><text:span text:style-name="T12">            </text:span><text:span text:style-name="T11">100% { </text:span><text:span text:style-name="T8">background-position</text:span><text:span text:style-name="T11">: </text:span><text:span text:style-name="T15">0%</text:span><text:span text:style-name="T11"> </text:span><text:span text:style-name="T15">50%</text:span><text:span text:style-name="T11">; }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Card entrance animation */</text:span></text:p>
      <text:p text:style-name="P2"><text:span text:style-name="T12">        </text:span><text:span text:style-name="T13">.card-entrance</text:span><text:span text:style-name="T11"> {</text:span></text:p>
      <text:p text:style-name="P2"><text:span text:style-name="T12">            </text:span><text:span text:style-name="T8">animation</text:span><text:span text:style-name="T11">: cardSlideUp </text:span><text:span text:style-name="T15">0.6s</text:span><text:span text:style-name="T11"> </text:span><text:span text:style-name="T9">ease-out</text:span><text:span text:style-name="T11"> </text:span><text:span text:style-name="T9">forwards</text:span><text:span text:style-name="T11">;</text:span></text:p>
      <text:p text:style-name="P2"><text:span text:style-name="T12">            </text:span><text:span text:style-name="T8">opacity</text:span><text:span text:style-name="T11">: </text:span><text:span text:style-name="T15">0</text:span><text:span text:style-name="T11">;</text:span></text:p>
      <text:p text:style-name="P2"><text:span text:style-name="T12">            </text:span><text:span text:style-name="T8">transform</text:span><text:span text:style-name="T11">: </text:span><text:span text:style-name="T14">translateY</text:span><text:span text:style-name="T11">(</text:span><text:span text:style-name="T15">30px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6">@keyframes</text:span><text:span text:style-name="T11"> </text:span><text:span text:style-name="T8">cardSlideUp</text:span><text:span text:style-name="T11"> {</text:span></text:p>
      <text:p text:style-name="P3">            <text:span text:style-name="T7">to {</text:span></text:p>
      <text:p text:style-name="P2"><text:span text:style-name="T12">                </text:span><text:span text:style-name="T8">opacity</text:span><text:span text:style-name="T11">: </text:span><text:span text:style-name="T15">1</text:span><text:span text:style-name="T11">;</text:span></text:p>
      <text:p text:style-name="P2"><text:span text:style-name="T12">                </text:span><text:span text:style-name="T8">transform</text:span><text:span text:style-name="T11">: </text:span><text:span text:style-name="T14">translateY</text:span><text:span text:style-name="T11">(</text:span><text:span text:style-name="T15">0</text:span><text:span text:style-name="T11">);</text:span></text:p>
      <text:p text:style-name="P3">            <text:span text:style-name="T7">}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Staggered animation delays */</text:span></text:p>
      <text:p text:style-name="P2"><text:span text:style-name="T12">        </text:span><text:span text:style-name="T13">.delay-100</text:span><text:span text:style-name="T11"> { </text:span><text:span text:style-name="T8">animation-delay</text:span><text:span text:style-name="T11">: </text:span><text:span text:style-name="T15">0.1s</text:span><text:span text:style-name="T11">; }</text:span></text:p>
      <text:p text:style-name="P2"><text:span text:style-name="T12">        </text:span><text:span text:style-name="T13">.delay-200</text:span><text:span text:style-name="T11"> { </text:span><text:span text:style-name="T8">animation-delay</text:span><text:span text:style-name="T11">: </text:span><text:span text:style-name="T15">0.2s</text:span><text:span text:style-name="T11">; }</text:span></text:p>
      <text:p text:style-name="P2"><text:soft-page-break/><text:span text:style-name="T12">        </text:span><text:span text:style-name="T13">.delay-300</text:span><text:span text:style-name="T11"> { </text:span><text:span text:style-name="T8">animation-delay</text:span><text:span text:style-name="T11">: </text:span><text:span text:style-name="T15">0.3s</text:span><text:span text:style-name="T11">; }</text:span></text:p>
      <text:p text:style-name="P2"><text:span text:style-name="T12">        </text:span><text:span text:style-name="T13">.delay-400</text:span><text:span text:style-name="T11"> { </text:span><text:span text:style-name="T8">animation-delay</text:span><text:span text:style-name="T11">: </text:span><text:span text:style-name="T15">0.4s</text:span><text:span text:style-name="T11">; }</text:span></text:p>
      <text:p text:style-name="P4"/>
      <text:p text:style-name="P2"><text:span text:style-name="T12">        </text:span><text:span text:style-name="T10">/* Button hover effect */</text:span></text:p>
      <text:p text:style-name="P2"><text:span text:style-name="T12">        </text:span><text:span text:style-name="T13">.btn-gradient</text:span><text:span text:style-name="T11"> {</text:span></text:p>
      <text:p text:style-name="P2"><text:span text:style-name="T12">            </text:span><text:span text:style-name="T8">background</text:span><text:span text:style-name="T11">: </text:span><text:span text:style-name="T14">linear-gradient</text:span><text:span text:style-name="T11">(</text:span><text:span text:style-name="T15">135deg</text:span><text:span text:style-name="T11">, </text:span><text:span text:style-name="T9">#3b82f6</text:span><text:span text:style-name="T11"> </text:span><text:span text:style-name="T15">0%</text:span><text:span text:style-name="T11">, </text:span><text:span text:style-name="T9">#1d4ed8</text:span><text:span text:style-name="T11"> </text:span><text:span text:style-name="T15">100%</text:span><text:span text:style-name="T11">);</text:span></text:p>
      <text:p text:style-name="P2"><text:span text:style-name="T12">            </text:span><text:span text:style-name="T8">transition</text:span><text:span text:style-name="T11">: </text:span><text:span text:style-name="T9">all</text:span><text:span text:style-name="T11"> </text:span><text:span text:style-name="T15">0.3s</text:span><text:span text:style-name="T11"> </text:span><text:span text:style-name="T9">ease</text:span><text:span text:style-name="T11">;</text:span></text:p>
      <text:p text:style-name="P2"><text:span text:style-name="T12">            </text:span><text:span text:style-name="T8">box-shadow</text:span><text:span text:style-name="T11">: </text:span><text:span text:style-name="T15">0</text:span><text:span text:style-name="T11"> </text:span><text:span text:style-name="T15">4px</text:span><text:span text:style-name="T11"> </text:span><text:span text:style-name="T15">15px</text:span><text:span text:style-name="T11"> </text:span><text:span text:style-name="T14">rgba</text:span><text:span text:style-name="T11">(</text:span><text:span text:style-name="T15">59</text:span><text:span text:style-name="T11">, </text:span><text:span text:style-name="T15">130</text:span><text:span text:style-name="T11">, </text:span><text:span text:style-name="T15">246</text:span><text:span text:style-name="T11">, </text:span><text:span text:style-name="T15">0.3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btn-gradient:hover</text:span><text:span text:style-name="T11"> {</text:span></text:p>
      <text:p text:style-name="P2"><text:span text:style-name="T12">            </text:span><text:span text:style-name="T8">transform</text:span><text:span text:style-name="T11">: </text:span><text:span text:style-name="T14">translateY</text:span><text:span text:style-name="T11">(</text:span><text:span text:style-name="T15">-2px</text:span><text:span text:style-name="T11">);</text:span></text:p>
      <text:p text:style-name="P2"><text:span text:style-name="T12">            </text:span><text:span text:style-name="T8">box-shadow</text:span><text:span text:style-name="T11">: </text:span><text:span text:style-name="T15">0</text:span><text:span text:style-name="T11"> </text:span><text:span text:style-name="T15">6px</text:span><text:span text:style-name="T11"> </text:span><text:span text:style-name="T15">20px</text:span><text:span text:style-name="T11"> </text:span><text:span text:style-name="T14">rgba</text:span><text:span text:style-name="T11">(</text:span><text:span text:style-name="T15">59</text:span><text:span text:style-name="T11">, </text:span><text:span text:style-name="T15">130</text:span><text:span text:style-name="T11">, </text:span><text:span text:style-name="T15">246</text:span><text:span text:style-name="T11">, </text:span><text:span text:style-name="T15">0.4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btn-gradient:active</text:span><text:span text:style-name="T11"> {</text:span></text:p>
      <text:p text:style-name="P2"><text:span text:style-name="T12">            </text:span><text:span text:style-name="T8">transform</text:span><text:span text:style-name="T11">: </text:span><text:span text:style-name="T14">translateY</text:span><text:span text:style-name="T11">(</text:span><text:span text:style-name="T15">0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Social button styles */</text:span></text:p>
      <text:p text:style-name="P2"><text:span text:style-name="T12">        </text:span><text:span text:style-name="T13">.social-btn</text:span><text:span text:style-name="T11"> {</text:span></text:p>
      <text:p text:style-name="P2"><text:span text:style-name="T12">            </text:span><text:span text:style-name="T8">transition</text:span><text:span text:style-name="T11">: </text:span><text:span text:style-name="T9">all</text:span><text:span text:style-name="T11"> </text:span><text:span text:style-name="T15">0.3s</text:span><text:span text:style-name="T11"> </text:span><text:span text:style-name="T9">ease</text:span><text:span text:style-name="T11">;</text:span></text:p>
      <text:p text:style-name="P2"><text:span text:style-name="T12">            </text:span><text:span text:style-name="T8">border</text:span><text:span text:style-name="T11">: </text:span><text:span text:style-name="T15">1px</text:span><text:span text:style-name="T11"> </text:span><text:span text:style-name="T9">solid</text:span><text:span text:style-name="T11"> </text:span><text:span text:style-name="T9">#e5e7eb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social-btn:hover</text:span><text:span text:style-name="T11"> {</text:span></text:p>
      <text:p text:style-name="P2"><text:span text:style-name="T12">            </text:span><text:span text:style-name="T8">background-color</text:span><text:span text:style-name="T11">: </text:span><text:span text:style-name="T9">#f9fafb</text:span><text:span text:style-name="T11">;</text:span></text:p>
      <text:p text:style-name="P2"><text:span text:style-name="T12">            </text:span><text:span text:style-name="T8">border-color</text:span><text:span text:style-name="T11">: </text:span><text:span text:style-name="T9">#d1d5db</text:span><text:span text:style-name="T11">;</text:span></text:p>
      <text:p text:style-name="P2"><text:span text:style-name="T12">            </text:span><text:span text:style-name="T8">transform</text:span><text:span text:style-name="T11">: </text:span><text:span text:style-name="T14">translateY</text:span><text:span text:style-name="T11">(</text:span><text:span text:style-name="T15">-1px</text:span><text:span text:style-name="T11">);</text:span></text:p>
      <text:p text:style-name="P2"><text:span text:style-name="T12">            </text:span><text:span text:style-name="T8">box-shadow</text:span><text:span text:style-name="T11">: </text:span><text:span text:style-name="T15">0</text:span><text:span text:style-name="T11"> </text:span><text:span text:style-name="T15">4px</text:span><text:span text:style-name="T11"> </text:span><text:span text:style-name="T15">12px</text:span><text:span text:style-name="T11"> </text:span><text:span text:style-name="T14">rgba</text:span><text:span text:style-name="T11">(</text:span><text:span text:style-name="T15">0</text:span><text:span text:style-name="T11">, </text:span><text:span text:style-name="T15">0</text:span><text:span text:style-name="T11">, </text:span><text:span text:style-name="T15">0</text:span><text:span text:style-name="T11">, </text:span><text:span text:style-name="T15">0.08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Input focus styles */</text:span></text:p>
      <text:p text:style-name="P2"><text:span text:style-name="T12">        </text:span><text:span text:style-name="T13">.input-field</text:span><text:span text:style-name="T11"> {</text:span></text:p>
      <text:p text:style-name="P2"><text:span text:style-name="T12">            </text:span><text:span text:style-name="T8">transition</text:span><text:span text:style-name="T11">: </text:span><text:span text:style-name="T9">all</text:span><text:span text:style-name="T11"> </text:span><text:span text:style-name="T15">0.3s</text:span><text:span text:style-name="T11"> </text:span><text:span text:style-name="T9">ease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input-field:focus</text:span><text:span text:style-name="T11"> {</text:span></text:p>
      <text:p text:style-name="P2"><text:span text:style-name="T12">            </text:span><text:span text:style-name="T8">border-color</text:span><text:span text:style-name="T11">: </text:span><text:span text:style-name="T9">#3b82f6</text:span><text:span text:style-name="T11">;</text:span></text:p>
      <text:p text:style-name="P2"><text:span text:style-name="T12">            </text:span><text:span text:style-name="T8">box-shadow</text:span><text:span text:style-name="T11">: </text:span><text:span text:style-name="T15">0</text:span><text:span text:style-name="T11"> </text:span><text:span text:style-name="T15">0</text:span><text:span text:style-name="T11"> </text:span><text:span text:style-name="T15">0</text:span><text:span text:style-name="T11"> </text:span><text:span text:style-name="T15">3px</text:span><text:span text:style-name="T11"> </text:span><text:span text:style-name="T14">rgba</text:span><text:span text:style-name="T11">(</text:span><text:span text:style-name="T15">59</text:span><text:span text:style-name="T11">, </text:span><text:span text:style-name="T15">130</text:span><text:span text:style-name="T11">, </text:span><text:span text:style-name="T15">246</text:span><text:span text:style-name="T11">, </text:span><text:span text:style-name="T15">0.1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Link hover effect */</text:span></text:p>
      <text:p text:style-name="P2"><text:span text:style-name="T12">        </text:span><text:span text:style-name="T13">.link-hover</text:span><text:span text:style-name="T11"> {</text:span></text:p>
      <text:p text:style-name="P2"><text:span text:style-name="T12">            </text:span><text:span text:style-name="T8">position</text:span><text:span text:style-name="T11">: </text:span><text:span text:style-name="T9">relative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link-hover::after</text:span><text:span text:style-name="T11"> {</text:span></text:p>
      <text:p text:style-name="P2"><text:span text:style-name="T12">            </text:span><text:span text:style-name="T8">content</text:span><text:span text:style-name="T11">: </text:span><text:span text:style-name="T9">''</text:span><text:span text:style-name="T11">;</text:span></text:p>
      <text:p text:style-name="P2"><text:span text:style-name="T12">            </text:span><text:span text:style-name="T8">position</text:span><text:span text:style-name="T11">: </text:span><text:span text:style-name="T9">absolute</text:span><text:span text:style-name="T11">;</text:span></text:p>
      <text:p text:style-name="P2"><text:span text:style-name="T12">            </text:span><text:span text:style-name="T8">width</text:span><text:span text:style-name="T11">: </text:span><text:span text:style-name="T15">0</text:span><text:span text:style-name="T11">;</text:span></text:p>
      <text:p text:style-name="P2"><text:soft-page-break/><text:span text:style-name="T12">            </text:span><text:span text:style-name="T8">height</text:span><text:span text:style-name="T11">: </text:span><text:span text:style-name="T15">2px</text:span><text:span text:style-name="T11">;</text:span></text:p>
      <text:p text:style-name="P2"><text:span text:style-name="T12">            </text:span><text:span text:style-name="T8">bottom</text:span><text:span text:style-name="T11">: </text:span><text:span text:style-name="T15">-2px</text:span><text:span text:style-name="T11">;</text:span></text:p>
      <text:p text:style-name="P2"><text:span text:style-name="T12">            </text:span><text:span text:style-name="T8">left</text:span><text:span text:style-name="T11">: </text:span><text:span text:style-name="T15">0</text:span><text:span text:style-name="T11">;</text:span></text:p>
      <text:p text:style-name="P2"><text:span text:style-name="T12">            </text:span><text:span text:style-name="T8">background-color</text:span><text:span text:style-name="T11">: </text:span><text:span text:style-name="T9">#3b82f6</text:span><text:span text:style-name="T11">;</text:span></text:p>
      <text:p text:style-name="P2"><text:span text:style-name="T12">            </text:span><text:span text:style-name="T8">transition</text:span><text:span text:style-name="T11">: width </text:span><text:span text:style-name="T15">0.3s</text:span><text:span text:style-name="T11"> </text:span><text:span text:style-name="T9">ease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link-hover:hover::after</text:span><text:span text:style-name="T11"> {</text:span></text:p>
      <text:p text:style-name="P2"><text:span text:style-name="T12">            </text:span><text:span text:style-name="T8">width</text:span><text:span text:style-name="T11">: </text:span><text:span text:style-name="T15">100%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Password toggle button */</text:span></text:p>
      <text:p text:style-name="P2"><text:span text:style-name="T12">        </text:span><text:span text:style-name="T13">.password-toggle</text:span><text:span text:style-name="T11"> {</text:span></text:p>
      <text:p text:style-name="P2"><text:span text:style-name="T12">            </text:span><text:span text:style-name="T8">transition</text:span><text:span text:style-name="T11">: </text:span><text:span text:style-name="T9">all</text:span><text:span text:style-name="T11"> </text:span><text:span text:style-name="T15">0.2s</text:span><text:span text:style-name="T11"> </text:span><text:span text:style-name="T9">ease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password-toggle:hover</text:span><text:span text:style-name="T11"> {</text:span></text:p>
      <text:p text:style-name="P2"><text:span text:style-name="T12">            </text:span><text:span text:style-name="T8">background-color</text:span><text:span text:style-name="T11">: </text:span><text:span text:style-name="T9">#f3f4f6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Divider line */</text:span></text:p>
      <text:p text:style-name="P2"><text:span text:style-name="T12">        </text:span><text:span text:style-name="T13">.divider-line</text:span><text:span text:style-name="T11"> {</text:span></text:p>
      <text:p text:style-name="P2"><text:span text:style-name="T12">            </text:span><text:span text:style-name="T8">position</text:span><text:span text:style-name="T11">: </text:span><text:span text:style-name="T9">relative</text:span><text:span text:style-name="T11">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3">.divider-line::before</text:span><text:span text:style-name="T11"> {</text:span></text:p>
      <text:p text:style-name="P2"><text:span text:style-name="T12">            </text:span><text:span text:style-name="T8">content</text:span><text:span text:style-name="T11">: </text:span><text:span text:style-name="T9">''</text:span><text:span text:style-name="T11">;</text:span></text:p>
      <text:p text:style-name="P2"><text:span text:style-name="T12">            </text:span><text:span text:style-name="T8">position</text:span><text:span text:style-name="T11">: </text:span><text:span text:style-name="T9">absolute</text:span><text:span text:style-name="T11">;</text:span></text:p>
      <text:p text:style-name="P2"><text:span text:style-name="T12">            </text:span><text:span text:style-name="T8">top</text:span><text:span text:style-name="T11">: </text:span><text:span text:style-name="T15">50%</text:span><text:span text:style-name="T11">;</text:span></text:p>
      <text:p text:style-name="P2"><text:span text:style-name="T12">            </text:span><text:span text:style-name="T8">left</text:span><text:span text:style-name="T11">: </text:span><text:span text:style-name="T15">0</text:span><text:span text:style-name="T11">;</text:span></text:p>
      <text:p text:style-name="P2"><text:span text:style-name="T12">            </text:span><text:span text:style-name="T8">right</text:span><text:span text:style-name="T11">: </text:span><text:span text:style-name="T15">0</text:span><text:span text:style-name="T11">;</text:span></text:p>
      <text:p text:style-name="P2"><text:span text:style-name="T12">            </text:span><text:span text:style-name="T8">height</text:span><text:span text:style-name="T11">: </text:span><text:span text:style-name="T15">1px</text:span><text:span text:style-name="T11">;</text:span></text:p>
      <text:p text:style-name="P2"><text:span text:style-name="T12">            </text:span><text:span text:style-name="T8">background</text:span><text:span text:style-name="T11">: </text:span><text:span text:style-name="T14">linear-gradient</text:span><text:span text:style-name="T11">(to </text:span><text:span text:style-name="T9">right</text:span><text:span text:style-name="T11">, </text:span><text:span text:style-name="T9">transparent</text:span><text:span text:style-name="T11">, </text:span><text:span text:style-name="T9">#e5e7eb</text:span><text:span text:style-name="T11">, </text:span><text:span text:style-name="T9">transparent</text:span><text:span text:style-name="T11">);</text:span></text:p>
      <text:p text:style-name="P3">        <text:span text:style-name="T7">}</text:span></text:p>
      <text:p text:style-name="P4"/>
      <text:p text:style-name="P2"><text:span text:style-name="T12">        </text:span><text:span text:style-name="T10">/* Responsive adjustments */</text:span></text:p>
      <text:p text:style-name="P2"><text:span text:style-name="T12">        </text:span><text:span text:style-name="T16">@media</text:span><text:span text:style-name="T11"> (</text:span><text:span text:style-name="T8">max-width</text:span><text:span text:style-name="T11">: </text:span><text:span text:style-name="T15">640px</text:span><text:span text:style-name="T11">) {</text:span></text:p>
      <text:p text:style-name="P2"><text:span text:style-name="T12">            </text:span><text:span text:style-name="T13">.login-card</text:span><text:span text:style-name="T11"> {</text:span></text:p>
      <text:p text:style-name="P2"><text:span text:style-name="T12">                </text:span><text:span text:style-name="T8">margin</text:span><text:span text:style-name="T11">: </text:span><text:span text:style-name="T15">1rem</text:span><text:span text:style-name="T11">;</text:span></text:p>
      <text:p text:style-name="P2"><text:span text:style-name="T12">                </text:span><text:span text:style-name="T8">padding</text:span><text:span text:style-name="T11">: </text:span><text:span text:style-name="T15">1.5rem</text:span><text:span text:style-name="T11"> </text:span><text:span text:style-name="T6">!important</text:span><text:span text:style-name="T11">;</text:span></text:p>
      <text:p text:style-name="P3">            <text:span text:style-name="T7">}</text:span></text:p>
      <text:p text:style-name="P3">        <text:span text:style-name="T7">}</text:span></text:p>
      <text:p text:style-name="P2"><text:span text:style-name="T12">    </text:span><text:span text:style-name="T5">&lt;/</text:span><text:span text:style-name="T6">style</text:span><text:span text:style-name="T5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 <text:span text:style-name="T3">class</text:span>=<text:span text:style-name="T4">"bg-gradient-animate min-h-screen flex items-center justify-center p-4"</text:span><text:span text:style-name="T1">&gt;</text:span></text:p>
      <text:p text:style-name="P2">    </text:p>
      <text:p text:style-name="P2">    <text:span text:style-name="T10">&lt;!-- Main Container --&gt;</text:span></text:p>
      <text:p text:style-name="P2">    <text:span text:style-name="T5">&lt;</text:span><text:span text:style-name="T6">div</text:span><text:span text:style-name="T7"> </text:span><text:span text:style-name="T8">class</text:span><text:span text:style-name="T7">=</text:span><text:span text:style-name="T9">"w-full max-w-md"</text:span><text:span text:style-name="T5">&gt;</text:span></text:p>
      <text:p text:style-name="P2">        </text:p>
      <text:p text:style-name="P2">        <text:span text:style-name="T10">&lt;!-- Page Header --&gt;</text:span></text:p>
      <text:p text:style-name="P2"><text:soft-page-break/>        <text:span text:style-name="T5">&lt;</text:span><text:span text:style-name="T6">header</text:span><text:span text:style-name="T7"> </text:span><text:span text:style-name="T8">class</text:span><text:span text:style-name="T7">=</text:span><text:span text:style-name="T9">"text-center mb-8 card-entrance"</text:span><text:span text:style-name="T5">&gt;</text:span></text:p>
      <text:p text:style-name="P2">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inline-flex items-center justify-center w-16 h-16 bg-blue-600 rounded-2xl mb-4 shadow-lg"</text:span><text:span text:style-name="T5">&gt;</text:span></text:p>
      <text:p text:style-name="P2">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material-icons-outlined text-white text-3xl"</text:span><text:span text:style-name="T5">&gt;</text:span><text:span text:style-name="T7">hub</text:span><text:span text:style-name="T5">&lt;/</text:span><text:span text:style-name="T6">span</text:span><text:span text:style-name="T5">&gt;</text:span></text:p>
      <text:p text:style-name="P2">            <text:span text:style-name="T5">&lt;/</text:span><text:span text:style-name="T6">div</text:span><text:span text:style-name="T5">&gt;</text:span></text:p>
      <text:p text:style-name="P2">            <text:span text:style-name="T5">&lt;</text:span><text:span text:style-name="T6">h1</text:span><text:span text:style-name="T7"> </text:span><text:span text:style-name="T8">class</text:span><text:span text:style-name="T7">=</text:span><text:span text:style-name="T9">"text-3xl font-bold text-gray-900 mb-2"</text:span><text:span text:style-name="T5">&gt;</text:span><text:span text:style-name="T7">SupplyChain AI</text:span><text:span text:style-name="T5">&lt;/</text:span><text:span text:style-name="T6">h1</text:span><text:span text:style-name="T5">&gt;</text:span></text:p>
      <text:p text:style-name="P2">            <text:span text:style-name="T5">&lt;</text:span><text:span text:style-name="T6">p</text:span><text:span text:style-name="T7"> </text:span><text:span text:style-name="T8">class</text:span><text:span text:style-name="T7">=</text:span><text:span text:style-name="T9">"text-gray-500 text-sm font-medium"</text:span><text:span text:style-name="T5">&gt;</text:span><text:span text:style-name="T7">AI-Powered Supplier Risk Management</text:span><text:span text:style-name="T5">&lt;/</text:span><text:span text:style-name="T6">p</text:span><text:span text:style-name="T5">&gt;</text:span></text:p>
      <text:p text:style-name="P2">        <text:span text:style-name="T5">&lt;/</text:span><text:span text:style-name="T6">header</text:span><text:span text:style-name="T5">&gt;</text:span></text:p>
      <text:p text:style-name="P4"/>
      <text:p text:style-name="P2">        <text:span text:style-name="T10">&lt;!-- Login Card --&gt;</text:span></text:p>
      <text:p text:style-name="P2">        <text:span text:style-name="T5">&lt;</text:span><text:span text:style-name="T6">main</text:span><text:span text:style-name="T7"> </text:span><text:span text:style-name="T8">class</text:span><text:span text:style-name="T7">=</text:span><text:span text:style-name="T9">"login-card bg-white rounded-3xl shadow-2xl p-8 card-entrance delay-100"</text:span><text:span text:style-name="T7"> </text:span><text:span text:style-name="T8">style</text:span><text:span text:style-name="T7">=</text:span><text:span text:style-name="T9">"box-shadow: 0 25px 50px -12px rgba(0, 0, 0, 0.08);"</text:span><text:span text:style-name="T5">&gt;</text:span></text:p>
      <text:p text:style-name="P2">            </text:p>
      <text:p text:style-name="P2">            <text:span text:style-name="T10">&lt;!-- Welcome Text --&gt;</text:span></text:p>
      <text:p text:style-name="P2">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text-center mb-6"</text:span><text:span text:style-name="T5">&gt;</text:span></text:p>
      <text:p text:style-name="P2">                <text:span text:style-name="T5">&lt;</text:span><text:span text:style-name="T6">h2</text:span><text:span text:style-name="T7"> </text:span><text:span text:style-name="T8">class</text:span><text:span text:style-name="T7">=</text:span><text:span text:style-name="T9">"text-xl font-semibold text-gray-800"</text:span><text:span text:style-name="T5">&gt;</text:span><text:span text:style-name="T7">Welcome back</text:span><text:span text:style-name="T5">&lt;/</text:span><text:span text:style-name="T6">h2</text:span><text:span text:style-name="T5">&gt;</text:span></text:p>
      <text:p text:style-name="P2">                <text:span text:style-name="T5">&lt;</text:span><text:span text:style-name="T6">p</text:span><text:span text:style-name="T7"> </text:span><text:span text:style-name="T8">class</text:span><text:span text:style-name="T7">=</text:span><text:span text:style-name="T9">"text-gray-500 text-sm mt-1"</text:span><text:span text:style-name="T5">&gt;</text:span><text:span text:style-name="T7">Enter your credentials to access your account</text:span><text:span text:style-name="T5">&lt;/</text:span><text:span text:style-name="T6">p</text:span><text:span text:style-name="T5">&gt;</text:span></text:p>
      <text:p text:style-name="P2">            <text:span text:style-name="T5">&lt;/</text:span><text:span text:style-name="T6">div</text:span><text:span text:style-name="T5">&gt;</text:span></text:p>
      <text:p text:style-name="P4"/>
      <text:p text:style-name="P2">            <text:span text:style-name="T10">&lt;!-- Login Form --&gt;</text:span></text:p>
      <text:p text:style-name="P2">            <text:span text:style-name="T5">&lt;</text:span><text:span text:style-name="T6">form</text:span><text:span text:style-name="T7"> </text:span><text:span text:style-name="T8">id</text:span><text:span text:style-name="T7">=</text:span><text:span text:style-name="T9">"loginForm"</text:span><text:span text:style-name="T7"> </text:span><text:span text:style-name="T8">class</text:span><text:span text:style-name="T7">=</text:span><text:span text:style-name="T9">"space-y-5"</text:span><text:span text:style-name="T7"> </text:span><text:span text:style-name="T8">onsubmit</text:span><text:span text:style-name="T7">=</text:span><text:span text:style-name="T9">"</text:span><text:span text:style-name="T16">return</text:span><text:span text:style-name="T9"> </text:span><text:span text:style-name="T6">false</text:span><text:span text:style-name="T9">;"</text:span><text:span text:style-name="T5">&gt;</text:span></text:p>
      <text:p text:style-name="P2">                </text:p>
      <text:p text:style-name="P2">                <text:span text:style-name="T10">&lt;!-- Email Input --&gt;</text:span></text:p>
      <text:p text:style-name="P2">    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relative"</text:span><text:span text:style-name="T5">&gt;</text:span></text:p>
      <text:p text:style-name="P2">                    <text:span text:style-name="T5">&lt;</text:span><text:span text:style-name="T6">label</text:span><text:span text:style-name="T7"> </text:span><text:span text:style-name="T8">for</text:span><text:span text:style-name="T7">=</text:span><text:span text:style-name="T9">"email"</text:span><text:span text:style-name="T7"> </text:span><text:span text:style-name="T8">class</text:span><text:span text:style-name="T7">=</text:span><text:span text:style-name="T9">"block text-sm font-medium text-gray-700 mb-2"</text:span><text:span text:style-name="T5">&gt;</text:span><text:span text:style-name="T7">Email Address</text:span><text:span text:style-name="T5">&lt;/</text:span><text:span text:style-name="T6">label</text:span><text:span text:style-name="T5">&gt;</text:span></text:p>
      <text:p text:style-name="P2">        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relative"</text:span><text:span text:style-name="T5">&gt;</text:span></text:p>
      <text:p text:style-name="P2">    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material-icons-outlined absolute left-3 top-1/2 transform -translate-y-1/2 text-gray-400"</text:span><text:span text:style-name="T5">&gt;</text:span><text:span text:style-name="T7">mail_outline</text:span><text:span text:style-name="T5">&lt;/</text:span><text:span text:style-name="T6">span</text:span><text:span text:style-name="T5">&gt;</text:span></text:p>
      <text:p text:style-name="P2">                        <text:span text:style-name="T5">&lt;</text:span><text:span text:style-name="T6">input</text:span><text:span text:style-name="T7"> </text:span></text:p>
      <text:p text:style-name="P2">                            <text:span text:style-name="T8">type</text:span><text:span text:style-name="T7">=</text:span><text:span text:style-name="T9">"email"</text:span><text:span text:style-name="T7"> </text:span></text:p>
      <text:p text:style-name="P2">                            <text:span text:style-name="T8">id</text:span><text:span text:style-name="T7">=</text:span><text:span text:style-name="T9">"email"</text:span><text:span text:style-name="T7"> </text:span></text:p>
      <text:p text:style-name="P2">                            <text:span text:style-name="T8">name</text:span><text:span text:style-name="T7">=</text:span><text:span text:style-name="T9">"email"</text:span><text:span text:style-name="T7"> </text:span></text:p>
      <text:p text:style-name="P2">                            <text:span text:style-name="T8">placeholder</text:span><text:span text:style-name="T7">=</text:span><text:span text:style-name="T9">"Enter your email"</text:span></text:p>
      <text:p text:style-name="P2">                            <text:span text:style-name="T8">required</text:span></text:p>
      <text:p text:style-name="P2">                            <text:span text:style-name="T8">class</text:span><text:span text:style-name="T7">=</text:span><text:span text:style-name="T9">"input-field w-full pl-11 pr-4 py-3.5 bg-gray-50 border border-gray-200 rounded-xl focus:outline-none text-gray-800 placeholder-gray-400"</text:span></text:p>
      <text:p text:style-name="P2">                        <text:span text:style-name="T5">&gt;</text:span></text:p>
      <text:p text:style-name="P2">                    <text:span text:style-name="T5">&lt;/</text:span><text:span text:style-name="T6">div</text:span><text:span text:style-name="T5">&gt;</text:span></text:p>
      <text:p text:style-name="P2">                <text:span text:style-name="T5">&lt;/</text:span><text:span text:style-name="T6">div</text:span><text:span text:style-name="T5">&gt;</text:span></text:p>
      <text:p text:style-name="P4"/>
      <text:p text:style-name="P2">                <text:span text:style-name="T10">&lt;!-- Password Input --&gt;</text:span></text:p>
      <text:p text:style-name="P2">    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relative"</text:span><text:span text:style-name="T5">&gt;</text:span></text:p>
      <text:p text:style-name="P2">                    <text:span text:style-name="T5">&lt;</text:span><text:span text:style-name="T6">label</text:span><text:span text:style-name="T7"> </text:span><text:span text:style-name="T8">for</text:span><text:span text:style-name="T7">=</text:span><text:span text:style-name="T9">"password"</text:span><text:span text:style-name="T7"> </text:span><text:span text:style-name="T8">class</text:span><text:span text:style-name="T7">=</text:span><text:span text:style-name="T9">"block text-sm font-medium text-gray-700 mb-2"</text:span><text:span text:style-name="T5">&gt;</text:span><text:span text:style-name="T7">Password</text:span><text:span text:style-name="T5">&lt;/</text:span><text:span text:style-name="T6">label</text:span><text:span text:style-name="T5">&gt;</text:span></text:p>
      <text:p text:style-name="P2">        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relative"</text:span><text:span text:style-name="T5">&gt;</text:span></text:p>
      <text:p text:style-name="P2">    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material-icons-outlined absolute left-3 top-1/2 transform -translate-y-1/2 text-gray-400"</text:span><text:span text:style-name="T5">&gt;</text:span><text:span text:style-name="T7">lock_outline</text:span><text:span text:style-name="T5">&lt;/</text:span><text:span text:style-name="T6">span</text:span><text:span text:style-name="T5">&gt;</text:span></text:p>
      <text:p text:style-name="P2">                        <text:span text:style-name="T5">&lt;</text:span><text:span text:style-name="T6">input</text:span><text:span text:style-name="T7"> </text:span></text:p>
      <text:p text:style-name="P2"><text:soft-page-break/>                            <text:span text:style-name="T8">type</text:span><text:span text:style-name="T7">=</text:span><text:span text:style-name="T9">"password"</text:span><text:span text:style-name="T7"> </text:span></text:p>
      <text:p text:style-name="P2">                            <text:span text:style-name="T8">id</text:span><text:span text:style-name="T7">=</text:span><text:span text:style-name="T9">"password"</text:span><text:span text:style-name="T7"> </text:span></text:p>
      <text:p text:style-name="P2">                            <text:span text:style-name="T8">name</text:span><text:span text:style-name="T7">=</text:span><text:span text:style-name="T9">"password"</text:span><text:span text:style-name="T7"> </text:span></text:p>
      <text:p text:style-name="P2">                            <text:span text:style-name="T8">placeholder</text:span><text:span text:style-name="T7">=</text:span><text:span text:style-name="T9">"Enter your password"</text:span></text:p>
      <text:p text:style-name="P2">                            <text:span text:style-name="T8">required</text:span></text:p>
      <text:p text:style-name="P2">                            <text:span text:style-name="T8">class</text:span><text:span text:style-name="T7">=</text:span><text:span text:style-name="T9">"input-field w-full pl-11 pr-12 py-3.5 bg-gray-50 border border-gray-200 rounded-xl focus:outline-none text-gray-800 placeholder-gray-400"</text:span></text:p>
      <text:p text:style-name="P2">                        <text:span text:style-name="T5">&gt;</text:span></text:p>
      <text:p text:style-name="P2">                        <text:span text:style-name="T10">&lt;!-- Password Show/Hide Toggle --&gt;</text:span></text:p>
      <text:p text:style-name="P2">                        <text:span text:style-name="T5">&lt;</text:span><text:span text:style-name="T6">button</text:span><text:span text:style-name="T7"> </text:span></text:p>
      <text:p text:style-name="P2">                            <text:span text:style-name="T8">type</text:span><text:span text:style-name="T7">=</text:span><text:span text:style-name="T9">"button"</text:span><text:span text:style-name="T7"> </text:span></text:p>
      <text:p text:style-name="P2">                            <text:span text:style-name="T8">id</text:span><text:span text:style-name="T7">=</text:span><text:span text:style-name="T9">"togglePassword"</text:span></text:p>
      <text:p text:style-name="P2">                            <text:span text:style-name="T8">class</text:span><text:span text:style-name="T7">=</text:span><text:span text:style-name="T9">"password-toggle absolute right-3 top-1/2 transform -translate-y-1/2 p-1 rounded-lg text-gray-400 hover:text-gray-600"</text:span></text:p>
      <text:p text:style-name="P2">                            <text:span text:style-name="T8">aria-label</text:span><text:span text:style-name="T7">=</text:span><text:span text:style-name="T9">"Toggle password visibility"</text:span></text:p>
      <text:p text:style-name="P2">                        <text:span text:style-name="T5">&gt;</text:span></text:p>
      <text:p text:style-name="P2">        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material-icons-outlined"</text:span><text:span text:style-name="T7"> </text:span><text:span text:style-name="T8">id</text:span><text:span text:style-name="T7">=</text:span><text:span text:style-name="T9">"eyeIcon"</text:span><text:span text:style-name="T5">&gt;</text:span><text:span text:style-name="T7">visibility_off</text:span><text:span text:style-name="T5">&lt;/</text:span><text:span text:style-name="T6">span</text:span><text:span text:style-name="T5">&gt;</text:span></text:p>
      <text:p text:style-name="P2">                        <text:span text:style-name="T5">&lt;/</text:span><text:span text:style-name="T6">button</text:span><text:span text:style-name="T5">&gt;</text:span></text:p>
      <text:p text:style-name="P2">                    <text:span text:style-name="T5">&lt;/</text:span><text:span text:style-name="T6">div</text:span><text:span text:style-name="T5">&gt;</text:span></text:p>
      <text:p text:style-name="P2">                <text:span text:style-name="T5">&lt;/</text:span><text:span text:style-name="T6">div</text:span><text:span text:style-name="T5">&gt;</text:span></text:p>
      <text:p text:style-name="P4"/>
      <text:p text:style-name="P2">                <text:span text:style-name="T10">&lt;!-- Remember Me &amp; Forgot Password Row --&gt;</text:span></text:p>
      <text:p text:style-name="P2">    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flex items-center justify-between"</text:span><text:span text:style-name="T5">&gt;</text:span></text:p>
      <text:p text:style-name="P2">                    <text:span text:style-name="T5">&lt;</text:span><text:span text:style-name="T6">label</text:span><text:span text:style-name="T7"> </text:span><text:span text:style-name="T8">class</text:span><text:span text:style-name="T7">=</text:span><text:span text:style-name="T9">"flex items-center cursor-pointer"</text:span><text:span text:style-name="T5">&gt;</text:span></text:p>
      <text:p text:style-name="P2">                        <text:span text:style-name="T5">&lt;</text:span><text:span text:style-name="T6">input</text:span><text:span text:style-name="T7"> </text:span><text:span text:style-name="T8">type</text:span><text:span text:style-name="T7">=</text:span><text:span text:style-name="T9">"checkbox"</text:span><text:span text:style-name="T7"> </text:span><text:span text:style-name="T8">class</text:span><text:span text:style-name="T7">=</text:span><text:span text:style-name="T9">"w-4 h-4 text-blue-600 border-gray-300 rounded focus:ring-blue-500"</text:span><text:span text:style-name="T5">&gt;</text:span></text:p>
      <text:p text:style-name="P2">    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ml-2 text-sm text-gray-600"</text:span><text:span text:style-name="T5">&gt;</text:span><text:span text:style-name="T7">Remember me</text:span><text:span text:style-name="T5">&lt;/</text:span><text:span text:style-name="T6">span</text:span><text:span text:style-name="T5">&gt;</text:span></text:p>
      <text:p text:style-name="P2">                    <text:span text:style-name="T5">&lt;/</text:span><text:span text:style-name="T6">label</text:span><text:span text:style-name="T5">&gt;</text:span></text:p>
      <text:p text:style-name="P2">                    <text:span text:style-name="T5">&lt;</text:span><text:span text:style-name="T6">a</text:span><text:span text:style-name="T7"> </text:span><text:span text:style-name="T8">href</text:span><text:span text:style-name="T7">=</text:span><text:span text:style-name="T9">"#"</text:span><text:span text:style-name="T7"> </text:span><text:span text:style-name="T8">class</text:span><text:span text:style-name="T7">=</text:span><text:span text:style-name="T9">"link-hover text-sm text-blue-600 font-medium hover:text-blue-700"</text:span><text:span text:style-name="T5">&gt;</text:span><text:span text:style-name="T7">Forgot Password?</text:span><text:span text:style-name="T5">&lt;/</text:span><text:span text:style-name="T6">a</text:span><text:span text:style-name="T5">&gt;</text:span></text:p>
      <text:p text:style-name="P2">                <text:span text:style-name="T5">&lt;/</text:span><text:span text:style-name="T6">div</text:span><text:span text:style-name="T5">&gt;</text:span></text:p>
      <text:p text:style-name="P4"/>
      <text:p text:style-name="P2">                <text:span text:style-name="T10">&lt;!-- Sign In Button --&gt;</text:span></text:p>
      <text:p text:style-name="P2">                <text:span text:style-name="T5">&lt;</text:span><text:span text:style-name="T6">button</text:span><text:span text:style-name="T7"> </text:span></text:p>
      <text:p text:style-name="P2">                    <text:span text:style-name="T8">type</text:span><text:span text:style-name="T7">=</text:span><text:span text:style-name="T9">"submit"</text:span><text:span text:style-name="T7"> </text:span></text:p>
      <text:p text:style-name="P2">                    <text:span text:style-name="T8">class</text:span><text:span text:style-name="T7">=</text:span><text:span text:style-name="T9">"btn-gradient w-full py-4 rounded-xl text-white font-semibold text-base tracking-wide"</text:span></text:p>
      <text:p text:style-name="P2">                <text:span text:style-name="T5">&gt;</text:span></text:p>
      <text:p text:style-name="P2">                    <text:span text:style-name="T7">Sign In</text:span></text:p>
      <text:p text:style-name="P2">                <text:span text:style-name="T5">&lt;/</text:span><text:span text:style-name="T6">button</text:span><text:span text:style-name="T5">&gt;</text:span></text:p>
      <text:p text:style-name="P2">            <text:span text:style-name="T5">&lt;/</text:span><text:span text:style-name="T6">form</text:span><text:span text:style-name="T5">&gt;</text:span></text:p>
      <text:p text:style-name="P4"/>
      <text:p text:style-name="P2">            <text:span text:style-name="T10">&lt;!-- Divider --&gt;</text:span></text:p>
      <text:p text:style-name="P2">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divider-line my-6 text-gray-400"</text:span><text:span text:style-name="T5">&gt;</text:span></text:p>
      <text:p text:style-name="P2">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relative bg-white px-4 text-sm font-medium"</text:span><text:span text:style-name="T5">&gt;</text:span><text:span text:style-name="T7">OR</text:span><text:span text:style-name="T5">&lt;/</text:span><text:span text:style-name="T6">span</text:span><text:span text:style-name="T5">&gt;</text:span></text:p>
      <text:p text:style-name="P2">            <text:span text:style-name="T5">&lt;/</text:span><text:span text:style-name="T6">div</text:span><text:span text:style-name="T5">&gt;</text:span></text:p>
      <text:p text:style-name="P4"/>
      <text:p text:style-name="P2">            <text:span text:style-name="T10">&lt;!-- Social Login Buttons --&gt;</text:span></text:p>
      <text:p text:style-name="P2">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space-y-3"</text:span><text:span text:style-name="T5">&gt;</text:span></text:p>
      <text:p text:style-name="P2">                <text:span text:style-name="T10">&lt;!-- Google Button --&gt;</text:span></text:p>
      <text:p text:style-name="P2"><text:soft-page-break/>                <text:span text:style-name="T5">&lt;</text:span><text:span text:style-name="T6">button</text:span><text:span text:style-name="T7"> </text:span></text:p>
      <text:p text:style-name="P2">                    <text:span text:style-name="T8">type</text:span><text:span text:style-name="T7">=</text:span><text:span text:style-name="T9">"button"</text:span><text:span text:style-name="T7"> </text:span></text:p>
      <text:p text:style-name="P2">                    <text:span text:style-name="T8">class</text:span><text:span text:style-name="T7">=</text:span><text:span text:style-name="T9">"social-btn w-full py-3.5 px-4 bg-white rounded-xl flex items-center justify-center gap-3"</text:span></text:p>
      <text:p text:style-name="P2">                <text:span text:style-name="T5">&gt;</text:span></text:p>
      <text:p text:style-name="P2">                    <text:span text:style-name="T5">&lt;</text:span><text:span text:style-name="T6">svg</text:span><text:span text:style-name="T7"> </text:span><text:span text:style-name="T8">class</text:span><text:span text:style-name="T7">=</text:span><text:span text:style-name="T9">"w-5 h-5"</text:span><text:span text:style-name="T7"> </text:span><text:span text:style-name="T8">viewBox</text:span><text:span text:style-name="T7">=</text:span><text:span text:style-name="T9">"0 0 24 24"</text:span><text:span text:style-name="T7"> </text:span><text:span text:style-name="T8">fill</text:span><text:span text:style-name="T7">=</text:span><text:span text:style-name="T9">"currentColor"</text:span><text:span text:style-name="T5">&gt;</text:span></text:p>
      <text:p text:style-name="P2">                        <text:span text:style-name="T5">&lt;</text:span><text:span text:style-name="T6">path</text:span><text:span text:style-name="T7"> </text:span><text:span text:style-name="T8">d</text:span><text:span text:style-name="T7">=</text:span><text:span text:style-name="T9">"M22.56 12.25c0-.78-.07-1.53-.2-2.25H12v4.26h5.92c-.26 1.37-1.04 2.53-2.21 3.31v2.77h3.57c2.08-1.92 3.28-4.74 3.28-8.09z"</text:span><text:span text:style-name="T7"> </text:span><text:span text:style-name="T8">fill</text:span><text:span text:style-name="T7">=</text:span><text:span text:style-name="T9">"#4285F4"</text:span><text:span text:style-name="T5">/&gt;</text:span></text:p>
      <text:p text:style-name="P2">                        <text:span text:style-name="T5">&lt;</text:span><text:span text:style-name="T6">path</text:span><text:span text:style-name="T7"> </text:span><text:span text:style-name="T8">d</text:span><text:span text:style-name="T7">=</text:span><text:span text:style-name="T9">"M12 23c2.97 0 5.46-.98 7.28-2.66l-3.57-2.77c-.98.66-2.23 1.06-3.71 1.06-2.86 0-5.29-1.93-6.16-4.53H2.18v2.84C3.99 20.53 7.7 23 12 23z"</text:span><text:span text:style-name="T7"> </text:span><text:span text:style-name="T8">fill</text:span><text:span text:style-name="T7">=</text:span><text:span text:style-name="T9">"#34A853"</text:span><text:span text:style-name="T5">/&gt;</text:span></text:p>
      <text:p text:style-name="P2">                        <text:span text:style-name="T5">&lt;</text:span><text:span text:style-name="T6">path</text:span><text:span text:style-name="T7"> </text:span><text:span text:style-name="T8">d</text:span><text:span text:style-name="T7">=</text:span><text:span text:style-name="T9">"M5.84 14.09c-.22-.66-.35-1.36-.35-2.09s.13-1.43.35-2.09V7.07H2.18C1.43 8.55 1 10.22 1 12s.43 3.45 1.18 4.93l2.85-2.22.81-.62z"</text:span><text:span text:style-name="T7"> </text:span><text:span text:style-name="T8">fill</text:span><text:span text:style-name="T7">=</text:span><text:span text:style-name="T9">"#FBBC05"</text:span><text:span text:style-name="T5">/&gt;</text:span></text:p>
      <text:p text:style-name="P2">                        <text:span text:style-name="T5">&lt;</text:span><text:span text:style-name="T6">path</text:span><text:span text:style-name="T7"> </text:span><text:span text:style-name="T8">d</text:span><text:span text:style-name="T7">=</text:span><text:span text:style-name="T9">"M12 5.38c1.62 0 3.06.56 4.21 1.64l3.15-3.15C17.45 2.09 14.97 1 12 1 7.7 1 3.99 3.47 2.18 7.07l3.66 2.84c.87-2.6 3.3-4.53 6.16-4.53z"</text:span><text:span text:style-name="T7"> </text:span><text:span text:style-name="T8">fill</text:span><text:span text:style-name="T7">=</text:span><text:span text:style-name="T9">"#EA4335"</text:span><text:span text:style-name="T5">/&gt;</text:span></text:p>
      <text:p text:style-name="P2">                    <text:span text:style-name="T5">&lt;/</text:span><text:span text:style-name="T6">svg</text:span><text:span text:style-name="T5">&gt;</text:span></text:p>
      <text:p text:style-name="P2">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text-gray-700 font-medium text-sm"</text:span><text:span text:style-name="T5">&gt;</text:span><text:span text:style-name="T7">Continue with Google</text:span><text:span text:style-name="T5">&lt;/</text:span><text:span text:style-name="T6">span</text:span><text:span text:style-name="T5">&gt;</text:span></text:p>
      <text:p text:style-name="P2">                <text:span text:style-name="T5">&lt;/</text:span><text:span text:style-name="T6">button</text:span><text:span text:style-name="T5">&gt;</text:span></text:p>
      <text:p text:style-name="P4"/>
      <text:p text:style-name="P2">                <text:span text:style-name="T10">&lt;!-- Microsoft Button --&gt;</text:span></text:p>
      <text:p text:style-name="P2">                <text:span text:style-name="T5">&lt;</text:span><text:span text:style-name="T6">button</text:span><text:span text:style-name="T7"> </text:span></text:p>
      <text:p text:style-name="P2">                    <text:span text:style-name="T8">type</text:span><text:span text:style-name="T7">=</text:span><text:span text:style-name="T9">"button"</text:span><text:span text:style-name="T7"> </text:span></text:p>
      <text:p text:style-name="P2">                    <text:span text:style-name="T8">class</text:span><text:span text:style-name="T7">=</text:span><text:span text:style-name="T9">"social-btn w-full py-3.5 px-4 bg-white rounded-xl flex items-center justify-center gap-3"</text:span></text:p>
      <text:p text:style-name="P2">                <text:span text:style-name="T5">&gt;</text:span></text:p>
      <text:p text:style-name="P2">                    <text:span text:style-name="T5">&lt;</text:span><text:span text:style-name="T6">svg</text:span><text:span text:style-name="T7"> </text:span><text:span text:style-name="T8">class</text:span><text:span text:style-name="T7">=</text:span><text:span text:style-name="T9">"w-5 h-5"</text:span><text:span text:style-name="T7"> </text:span><text:span text:style-name="T8">viewBox</text:span><text:span text:style-name="T7">=</text:span><text:span text:style-name="T9">"0 0 24 24"</text:span><text:span text:style-name="T7"> </text:span><text:span text:style-name="T8">fill</text:span><text:span text:style-name="T7">=</text:span><text:span text:style-name="T9">"currentColor"</text:span><text:span text:style-name="T5">&gt;</text:span></text:p>
      <text:p text:style-name="P2">                        <text:span text:style-name="T5">&lt;</text:span><text:span text:style-name="T6">path</text:span><text:span text:style-name="T7"> </text:span><text:span text:style-name="T8">d</text:span><text:span text:style-name="T7">=</text:span><text:span text:style-name="T9">"M11.4 24H0V12.6h11.4V24zM24 24H12.6V12.6H24V24zM11.4 11.4H0V0h11.4v11.4zM24 11.4H12.6V0H24v11.4z"</text:span><text:span text:style-name="T7"> </text:span><text:span text:style-name="T8">fill</text:span><text:span text:style-name="T7">=</text:span><text:span text:style-name="T9">"#00A4EF"</text:span><text:span text:style-name="T5">/&gt;</text:span></text:p>
      <text:p text:style-name="P2">                    <text:span text:style-name="T5">&lt;/</text:span><text:span text:style-name="T6">svg</text:span><text:span text:style-name="T5">&gt;</text:span></text:p>
      <text:p text:style-name="P2">                    <text:span text:style-name="T5">&lt;</text:span><text:span text:style-name="T6">span</text:span><text:span text:style-name="T7"> </text:span><text:span text:style-name="T8">class</text:span><text:span text:style-name="T7">=</text:span><text:span text:style-name="T9">"text-gray-700 font-medium text-sm"</text:span><text:span text:style-name="T5">&gt;</text:span><text:span text:style-name="T7">Continue with Microsoft</text:span><text:span text:style-name="T5">&lt;/</text:span><text:span text:style-name="T6">span</text:span><text:span text:style-name="T5">&gt;</text:span></text:p>
      <text:p text:style-name="P2">                <text:span text:style-name="T5">&lt;/</text:span><text:span text:style-name="T6">button</text:span><text:span text:style-name="T5">&gt;</text:span></text:p>
      <text:p text:style-name="P2">            <text:span text:style-name="T5">&lt;/</text:span><text:span text:style-name="T6">div</text:span><text:span text:style-name="T5">&gt;</text:span></text:p>
      <text:p text:style-name="P4"/>
      <text:p text:style-name="P2">            <text:span text:style-name="T10">&lt;!-- Create Account Link --&gt;</text:span></text:p>
      <text:p text:style-name="P2">            <text:span text:style-name="T5">&lt;</text:span><text:span text:style-name="T6">div</text:span><text:span text:style-name="T7"> </text:span><text:span text:style-name="T8">class</text:span><text:span text:style-name="T7">=</text:span><text:span text:style-name="T9">"mt-8 text-center"</text:span><text:span text:style-name="T5">&gt;</text:span></text:p>
      <text:p text:style-name="P2">                <text:span text:style-name="T5">&lt;</text:span><text:span text:style-name="T6">p</text:span><text:span text:style-name="T7"> </text:span><text:span text:style-name="T8">class</text:span><text:span text:style-name="T7">=</text:span><text:span text:style-name="T9">"text-gray-600 text-sm"</text:span><text:span text:style-name="T5">&gt;</text:span></text:p>
      <text:p text:style-name="P2">                    <text:span text:style-name="T7">Don't have an account? </text:span></text:p>
      <text:p text:style-name="P2">                    <text:span text:style-name="T5">&lt;</text:span><text:span text:style-name="T6">a</text:span><text:span text:style-name="T7"> </text:span><text:span text:style-name="T8">href</text:span><text:span text:style-name="T7">=</text:span><text:span text:style-name="T9">"#"</text:span><text:span text:style-name="T7"> </text:span><text:span text:style-name="T8">class</text:span><text:span text:style-name="T7">=</text:span><text:span text:style-name="T9">"link-hover text-blue-600 font-semibold hover:text-blue-700 ml-1"</text:span><text:span text:style-name="T5">&gt;</text:span><text:span text:style-name="T7">Create Account</text:span><text:span text:style-name="T5">&lt;/</text:span><text:span text:style-name="T6">a</text:span><text:span text:style-name="T5">&gt;</text:span></text:p>
      <text:p text:style-name="P2">                <text:span text:style-name="T5">&lt;/</text:span><text:span text:style-name="T6">p</text:span><text:span text:style-name="T5">&gt;</text:span></text:p>
      <text:p text:style-name="P2">            <text:span text:style-name="T5">&lt;/</text:span><text:span text:style-name="T6">div</text:span><text:span text:style-name="T5">&gt;</text:span></text:p>
      <text:p text:style-name="P4"/>
      <text:p text:style-name="P2">        <text:span text:style-name="T5">&lt;/</text:span><text:span text:style-name="T6">main</text:span><text:span text:style-name="T5">&gt;</text:span></text:p>
      <text:p text:style-name="P4"/>
      <text:p text:style-name="P2">        <text:span text:style-name="T10">&lt;!-- Footer --&gt;</text:span></text:p>
      <text:p text:style-name="P2">        <text:span text:style-name="T5">&lt;</text:span><text:span text:style-name="T6">footer</text:span><text:span text:style-name="T7"> </text:span><text:span text:style-name="T8">class</text:span><text:span text:style-name="T7">=</text:span><text:span text:style-name="T9">"text-center mt-8 card-entrance delay-200"</text:span><text:span text:style-name="T5">&gt;</text:span></text:p>
      <text:p text:style-name="P2">            <text:span text:style-name="T5">&lt;</text:span><text:span text:style-name="T6">p</text:span><text:span text:style-name="T7"> </text:span><text:span text:style-name="T8">class</text:span><text:span text:style-name="T7">=</text:span><text:span text:style-name="T9">"text-gray-400 text-xs"</text:span><text:span text:style-name="T5">&gt;</text:span></text:p>
      <text:p text:style-name="P2"><text:soft-page-break/>                <text:span text:style-name="T7">© 2024 SupplyChain AI. All rights reserved.</text:span></text:p>
      <text:p text:style-name="P2">            <text:span text:style-name="T5">&lt;/</text:span><text:span text:style-name="T6">p</text:span><text:span text:style-name="T5">&gt;</text:span></text:p>
      <text:p text:style-name="P2">        <text:span text:style-name="T5">&lt;/</text:span><text:span text:style-name="T6">footer</text:span><text:span text:style-name="T5">&gt;</text:span></text:p>
      <text:p text:style-name="P4"/>
      <text:p text:style-name="P2">    <text:span text:style-name="T5">&lt;/</text:span><text:span text:style-name="T6">div</text:span><text:span text:style-name="T5">&gt;</text:span></text:p>
      <text:p text:style-name="P4"/>
      <text:p text:style-name="P2">    <text:span text:style-name="T10">&lt;!-- JavaScript for interactive functionality --&gt;</text:span></text:p>
      <text:p text:style-name="P2">    <text:span text:style-name="T5">&lt;</text:span><text:span text:style-name="T6">script</text:span><text:span text:style-name="T5">&gt;</text:span></text:p>
      <text:p text:style-name="P2"><text:span text:style-name="T12">        </text:span><text:span text:style-name="T10">// Password show/hide toggle functionality</text:span></text:p>
      <text:p text:style-name="P2"><text:span text:style-name="T12">        </text:span><text:span text:style-name="T6">const</text:span><text:span text:style-name="T11"> </text:span><text:span text:style-name="T17">togglePassword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togglePassword'</text:span><text:span text:style-name="T11">);</text:span></text:p>
      <text:p text:style-name="P2"><text:span text:style-name="T12">        </text:span><text:span text:style-name="T6">const</text:span><text:span text:style-name="T11"> </text:span><text:span text:style-name="T17">passwordInput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password'</text:span><text:span text:style-name="T11">);</text:span></text:p>
      <text:p text:style-name="P2"><text:span text:style-name="T12">        </text:span><text:span text:style-name="T6">const</text:span><text:span text:style-name="T11"> </text:span><text:span text:style-name="T17">eyeIcon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eyeIcon'</text:span><text:span text:style-name="T11">);</text:span></text:p>
      <text:p text:style-name="P4"/>
      <text:p text:style-name="P2"><text:span text:style-name="T12">        </text:span><text:span text:style-name="T17">togglePassword</text:span><text:span text:style-name="T11">.</text:span><text:span text:style-name="T14">addEventListener</text:span><text:span text:style-name="T11">(</text:span><text:span text:style-name="T9">'click'</text:span><text:span text:style-name="T11">, </text:span><text:span text:style-name="T6">function</text:span><text:span text:style-name="T11">() {</text:span></text:p>
      <text:p text:style-name="P2"><text:span text:style-name="T12">            </text:span><text:span text:style-name="T10">// Toggle password type between password and text</text:span></text:p>
      <text:p text:style-name="P2"><text:span text:style-name="T12">            </text:span><text:span text:style-name="T6">const</text:span><text:span text:style-name="T11"> </text:span><text:span text:style-name="T17">type</text:span><text:span text:style-name="T11"> = </text:span><text:span text:style-name="T17">passwordInput</text:span><text:span text:style-name="T11">.</text:span><text:span text:style-name="T14">getAttribute</text:span><text:span text:style-name="T11">(</text:span><text:span text:style-name="T9">'type'</text:span><text:span text:style-name="T11">) === </text:span><text:span text:style-name="T9">'password'</text:span><text:span text:style-name="T11"> ? </text:span><text:span text:style-name="T9">'text'</text:span><text:span text:style-name="T11"> : </text:span><text:span text:style-name="T9">'password'</text:span><text:span text:style-name="T11">;</text:span></text:p>
      <text:p text:style-name="P2"><text:span text:style-name="T12">            </text:span><text:span text:style-name="T17">passwordInput</text:span><text:span text:style-name="T11">.</text:span><text:span text:style-name="T14">setAttribute</text:span><text:span text:style-name="T11">(</text:span><text:span text:style-name="T9">'type'</text:span><text:span text:style-name="T11">, </text:span><text:span text:style-name="T17">type</text:span><text:span text:style-name="T11">);</text:span></text:p>
      <text:p text:style-name="P3">            </text:p>
      <text:p text:style-name="P2"><text:span text:style-name="T12">            </text:span><text:span text:style-name="T10">// Toggle eye icon</text:span></text:p>
      <text:p text:style-name="P2"><text:span text:style-name="T12">            </text:span><text:span text:style-name="T16">if</text:span><text:span text:style-name="T11"> (</text:span><text:span text:style-name="T17">type</text:span><text:span text:style-name="T11"> === </text:span><text:span text:style-name="T9">'password'</text:span><text:span text:style-name="T11">) {</text:span></text:p>
      <text:p text:style-name="P2"><text:span text:style-name="T12">                </text:span><text:span text:style-name="T17">eyeIcon</text:span><text:span text:style-name="T11">.</text:span><text:span text:style-name="T8">textContent</text:span><text:span text:style-name="T11"> = </text:span><text:span text:style-name="T9">'visibility_off'</text:span><text:span text:style-name="T11">;</text:span></text:p>
      <text:p text:style-name="P2"><text:span text:style-name="T12">            </text:span><text:span text:style-name="T11">} </text:span><text:span text:style-name="T16">else</text:span><text:span text:style-name="T11"> {</text:span></text:p>
      <text:p text:style-name="P2"><text:span text:style-name="T12">                </text:span><text:span text:style-name="T17">eyeIcon</text:span><text:span text:style-name="T11">.</text:span><text:span text:style-name="T8">textContent</text:span><text:span text:style-name="T11"> = </text:span><text:span text:style-name="T9">'visibility'</text:span><text:span text:style-name="T11">;</text:span></text:p>
      <text:p text:style-name="P3">            <text:span text:style-name="T7">}</text:span></text:p>
      <text:p text:style-name="P3">        <text:span text:style-name="T7">});</text:span></text:p>
      <text:p text:style-name="P4"/>
      <text:p text:style-name="P2"><text:span text:style-name="T12">        </text:span><text:span text:style-name="T10">// Form submission handler (UI only - no actual submission)</text:span></text:p>
      <text:p text:style-name="P2"><text:span text:style-name="T12">        </text:span><text:span text:style-name="T6">const</text:span><text:span text:style-name="T11"> </text:span><text:span text:style-name="T17">loginForm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loginForm'</text:span><text:span text:style-name="T11">);</text:span></text:p>
      <text:p text:style-name="P2"><text:span text:style-name="T12">        </text:span><text:span text:style-name="T17">loginForm</text:span><text:span text:style-name="T11">.</text:span><text:span text:style-name="T14">addEventListener</text:span><text:span text:style-name="T11">(</text:span><text:span text:style-name="T9">'submit'</text:span><text:span text:style-name="T11">, </text:span><text:span text:style-name="T6">function</text:span><text:span text:style-name="T11">(</text:span><text:span text:style-name="T8">e</text:span><text:span text:style-name="T11">) {</text:span></text:p>
      <text:p text:style-name="P2"><text:span text:style-name="T12">            </text:span><text:span text:style-name="T8">e</text:span><text:span text:style-name="T11">.</text:span><text:span text:style-name="T14">preventDefault</text:span><text:span text:style-name="T11">();</text:span></text:p>
      <text:p text:style-name="P3">            </text:p>
      <text:p text:style-name="P2"><text:span text:style-name="T12">            </text:span><text:span text:style-name="T10">// Get form values (UI demonstration only)</text:span></text:p>
      <text:p text:style-name="P2"><text:span text:style-name="T12">            </text:span><text:span text:style-name="T6">const</text:span><text:span text:style-name="T11"> </text:span><text:span text:style-name="T17">email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email'</text:span><text:span text:style-name="T11">).</text:span><text:span text:style-name="T8">value</text:span><text:span text:style-name="T11">;</text:span></text:p>
      <text:p text:style-name="P2"><text:span text:style-name="T12">            </text:span><text:span text:style-name="T6">const</text:span><text:span text:style-name="T11"> </text:span><text:span text:style-name="T17">password</text:span><text:span text:style-name="T11"> = </text:span><text:span text:style-name="T8">document</text:span><text:span text:style-name="T11">.</text:span><text:span text:style-name="T14">getElementById</text:span><text:span text:style-name="T11">(</text:span><text:span text:style-name="T9">'password'</text:span><text:span text:style-name="T11">).</text:span><text:span text:style-name="T8">value</text:span><text:span text:style-name="T11">;</text:span></text:p>
      <text:p text:style-name="P3">            </text:p>
      <text:p text:style-name="P2"><text:span text:style-name="T12">            </text:span><text:span text:style-name="T10">// Visual feedback (button animation)</text:span></text:p>
      <text:p text:style-name="P2"><text:span text:style-name="T12">            </text:span><text:span text:style-name="T6">const</text:span><text:span text:style-name="T11"> </text:span><text:span text:style-name="T17">submitBtn</text:span><text:span text:style-name="T11"> = </text:span><text:span text:style-name="T6">this</text:span><text:span text:style-name="T11">.</text:span><text:span text:style-name="T14">querySelector</text:span><text:span text:style-name="T11">(</text:span><text:span text:style-name="T9">'button[type="submit"]'</text:span><text:span text:style-name="T11">);</text:span></text:p>
      <text:p text:style-name="P2"><text:span text:style-name="T12">            </text:span><text:span text:style-name="T6">const</text:span><text:span text:style-name="T11"> </text:span><text:span text:style-name="T17">originalText</text:span><text:span text:style-name="T11"> = </text:span><text:span text:style-name="T17">submitBtn</text:span><text:span text:style-name="T11">.</text:span><text:span text:style-name="T8">textContent</text:span><text:span text:style-name="T11">;</text:span></text:p>
      <text:p text:style-name="P3">            </text:p>
      <text:p text:style-name="P2"><text:span text:style-name="T12">            </text:span><text:span text:style-name="T17">submitBtn</text:span><text:span text:style-name="T11">.</text:span><text:span text:style-name="T8">textContent</text:span><text:span text:style-name="T11"> = </text:span><text:span text:style-name="T9">'Signing in...'</text:span><text:span text:style-name="T11">;</text:span></text:p>
      <text:p text:style-name="P2"><text:span text:style-name="T12">            </text:span><text:span text:style-name="T17">submitBtn</text:span><text:span text:style-name="T11">.</text:span><text:span text:style-name="T8">disabled</text:span><text:span text:style-name="T11"> = </text:span><text:span text:style-name="T6">true</text:span><text:span text:style-name="T11">;</text:span></text:p>
      <text:p text:style-name="P2"><text:span text:style-name="T12">            </text:span><text:span text:style-name="T17">submitBtn</text:span><text:span text:style-name="T11">.</text:span><text:span text:style-name="T8">style</text:span><text:span text:style-name="T11">.</text:span><text:span text:style-name="T8">opacity</text:span><text:span text:style-name="T11"> = </text:span><text:span text:style-name="T9">'0.8'</text:span><text:span text:style-name="T11">;</text:span></text:p>
      <text:p text:style-name="P3">            </text:p>
      <text:p text:style-name="P2"><text:span text:style-name="T12">            </text:span><text:span text:style-name="T10">// Reset after demonstration</text:span></text:p>
      <text:p text:style-name="P2"><text:span text:style-name="T12">            </text:span><text:span text:style-name="T14">setTimeout</text:span><text:span text:style-name="T11">(() </text:span><text:span text:style-name="T6">=&gt;</text:span><text:span text:style-name="T11"> {</text:span></text:p>
      <text:p text:style-name="P2"><text:span text:style-name="T12">                </text:span><text:span text:style-name="T17">submitBtn</text:span><text:span text:style-name="T11">.</text:span><text:span text:style-name="T8">textContent</text:span><text:span text:style-name="T11"> = </text:span><text:span text:style-name="T17">originalText</text:span><text:span text:style-name="T11">;</text:span></text:p>
      <text:p text:style-name="P2"><text:span text:style-name="T12">                </text:span><text:span text:style-name="T17">submitBtn</text:span><text:span text:style-name="T11">.</text:span><text:span text:style-name="T8">disabled</text:span><text:span text:style-name="T11"> = </text:span><text:span text:style-name="T6">false</text:span><text:span text:style-name="T11">;</text:span></text:p>
      <text:p text:style-name="P2"><text:span text:style-name="T12">                </text:span><text:span text:style-name="T17">submitBtn</text:span><text:span text:style-name="T11">.</text:span><text:span text:style-name="T8">style</text:span><text:span text:style-name="T11">.</text:span><text:span text:style-name="T8">opacity</text:span><text:span text:style-name="T11"> = </text:span><text:span text:style-name="T9">'1'</text:span><text:span text:style-name="T11">;</text:span></text:p>
      <text:p text:style-name="P3">                </text:p>
      <text:p text:style-name="P2"><text:span text:style-name="T12">                </text:span><text:span text:style-name="T10">// Show alert for UI demonstration</text:span></text:p>
      <text:p text:style-name="P2"><text:soft-page-break/><text:span text:style-name="T12">                </text:span><text:span text:style-name="T14">alert</text:span><text:span text:style-name="T11">(</text:span><text:span text:style-name="T9">'This is a UI demonstration only. No actual authentication will occur.'</text:span><text:span text:style-name="T11">);</text:span></text:p>
      <text:p text:style-name="P2"><text:span text:style-name="T12">            </text:span><text:span text:style-name="T11">}, </text:span><text:span text:style-name="T15">1000</text:span><text:span text:style-name="T11">);</text:span></text:p>
      <text:p text:style-name="P3">        <text:span text:style-name="T7">});</text:span></text:p>
      <text:p text:style-name="P4"/>
      <text:p text:style-name="P2"><text:span text:style-name="T12">        </text:span><text:span text:style-name="T10">// Add subtle focus animations to inputs</text:span></text:p>
      <text:p text:style-name="P2"><text:span text:style-name="T12">        </text:span><text:span text:style-name="T6">const</text:span><text:span text:style-name="T11"> </text:span><text:span text:style-name="T17">inputs</text:span><text:span text:style-name="T11"> = </text:span><text:span text:style-name="T8">document</text:span><text:span text:style-name="T11">.</text:span><text:span text:style-name="T14">querySelectorAll</text:span><text:span text:style-name="T11">(</text:span><text:span text:style-name="T9">'.input-field'</text:span><text:span text:style-name="T11">);</text:span></text:p>
      <text:p text:style-name="P2"><text:span text:style-name="T12">        </text:span><text:span text:style-name="T17">inputs</text:span><text:span text:style-name="T11">.</text:span><text:span text:style-name="T14">forEach</text:span><text:span text:style-name="T11">(</text:span><text:span text:style-name="T8">input</text:span><text:span text:style-name="T11"> </text:span><text:span text:style-name="T6">=&gt;</text:span><text:span text:style-name="T11"> {</text:span></text:p>
      <text:p text:style-name="P2"><text:span text:style-name="T12">            </text:span><text:span text:style-name="T8">input</text:span><text:span text:style-name="T11">.</text:span><text:span text:style-name="T14">addEventListener</text:span><text:span text:style-name="T11">(</text:span><text:span text:style-name="T9">'focus'</text:span><text:span text:style-name="T11">, </text:span><text:span text:style-name="T6">function</text:span><text:span text:style-name="T11">() {</text:span></text:p>
      <text:p text:style-name="P2"><text:span text:style-name="T12">                </text:span><text:span text:style-name="T6">this</text:span><text:span text:style-name="T11">.</text:span><text:span text:style-name="T8">parentElement</text:span><text:span text:style-name="T11">.</text:span><text:span text:style-name="T8">classList</text:span><text:span text:style-name="T11">.</text:span><text:span text:style-name="T14">add</text:span><text:span text:style-name="T11">(</text:span><text:span text:style-name="T9">'ring-2'</text:span><text:span text:style-name="T11">, </text:span><text:span text:style-name="T9">'ring-blue-100'</text:span><text:span text:style-name="T11">);</text:span></text:p>
      <text:p text:style-name="P3">            <text:span text:style-name="T7">});</text:span></text:p>
      <text:p text:style-name="P3">            </text:p>
      <text:p text:style-name="P2"><text:span text:style-name="T12">            </text:span><text:span text:style-name="T8">input</text:span><text:span text:style-name="T11">.</text:span><text:span text:style-name="T14">addEventListener</text:span><text:span text:style-name="T11">(</text:span><text:span text:style-name="T9">'blur'</text:span><text:span text:style-name="T11">, </text:span><text:span text:style-name="T6">function</text:span><text:span text:style-name="T11">() {</text:span></text:p>
      <text:p text:style-name="P2"><text:span text:style-name="T12">                </text:span><text:span text:style-name="T6">this</text:span><text:span text:style-name="T11">.</text:span><text:span text:style-name="T8">parentElement</text:span><text:span text:style-name="T11">.</text:span><text:span text:style-name="T8">classList</text:span><text:span text:style-name="T11">.</text:span><text:span text:style-name="T14">remove</text:span><text:span text:style-name="T11">(</text:span><text:span text:style-name="T9">'ring-2'</text:span><text:span text:style-name="T11">, </text:span><text:span text:style-name="T9">'ring-blue-100'</text:span><text:span text:style-name="T11">);</text:span></text:p>
      <text:p text:style-name="P3">            <text:span text:style-name="T7">});</text:span></text:p>
      <text:p text:style-name="P3">        <text:span text:style-name="T7">});</text:span></text:p>
      <text:p text:style-name="P2"><text:span text:style-name="T12">    </text:span><text:span text:style-name="T5">&lt;/</text:span><text:span text:style-name="T6">script</text:span><text:span text:style-name="T5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8:59:47.814212300</meta:creation-date>
    <dc:date>2026-02-24T19:32:02.315408900</dc:date>
    <meta:editing-duration>PT22M1S</meta:editing-duration>
    <meta:editing-cycles>1</meta:editing-cycles>
    <meta:document-statistic meta:table-count="0" meta:image-count="0" meta:object-count="0" meta:page-count="8" meta:paragraph-count="307" meta:word-count="1057" meta:character-count="13439" meta:non-whitespace-character-count="8708"/>
    <meta:generator>LibreOffice/25.2.7.2$Windows_X86_64 LibreOffice_project/5cbfd1ab6520636bb5f7b99185aa69bd7456825d</meta:generator>
  </office:meta>
</office:document-meta>
</file>